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6.0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h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 (Stunden)</text:p>
          </table:table-cell>
          <table:table-cell office:value-type="string" calcext:value-type="string">
            <text:p>Tätigkeit</text:p>
          </table:table-cell>
        </table:table-row>
        <table:table-row table:style-name="ro1">
          <table:table-cell office:value-type="date" office:date-value="2018-07-21" calcext:value-type="date">
            <text:p>21.07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trages verstehen</text:p>
          </table:table-cell>
        </table:table-row>
        <table:table-row table:style-name="ro1">
          <table:table-cell office:value-type="date" office:date-value="2018-07-22" calcext:value-type="date">
            <text:p>22.07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er parser, Cartrage Typen verstehen</text:p>
          </table:table-cell>
        </table:table-row>
        <table:table-row table:style-name="ro1">
          <table:table-cell office:value-type="date" office:date-value="2018-07-28" calcext:value-type="date">
            <text:p>28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y Map im Netz googeln und verstehen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AM-MemoryMap Implementierung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Map Folien und HiROM Mapper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r print schoen machen</text:p>
          </table:table-cell>
        </table:table-row>
        <table:table-row table:style-name="ro1">
          <table:table-cell office:value-type="date" office:date-value="2018-08-01" calcext:value-type="date">
            <text:p>01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ADC Opcodes, AND Opcodes, ASL Opcodes, Branch Opcodes, Bit Opcodes</text:p>
          </table:table-cell>
        </table:table-row>
        <table:table-row table:style-name="ro1">
          <table:table-cell office:value-type="date" office:date-value="2018-08-02" calcext:value-type="date">
            <text:p>02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r/Exec: Branch Opcodes, Interrupt Opcodes</text:p>
          </table:table-cell>
        </table:table-row>
        <table:table-row table:style-name="ro1">
          <table:table-cell office:value-type="date" office:date-value="2018-08-03" calcext:value-type="date">
            <text:p>03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CMP, CPX, CPY, DEC, EOR, INC, LDA, LDX, LDY</text:p>
          </table:table-cell>
        </table:table-row>
        <table:table-row table:style-name="ro1">
          <table:table-cell office:value-type="date" office:date-value="2018-08-04" calcext:value-type="date">
            <text:p>04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Load, Push, Pop, ROL, ROR, SBC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 impl, lda, XCE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 LDA Versionen</text:p>
          </table:table-cell>
        </table:table-row>
        <table:table-row table:style-name="ro1">
          <table:table-cell office:value-type="date" office:date-value="2018-08-06" calcext:value-type="date">
            <text:p>06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debuggen</text:p>
          </table:table-cell>
        </table:table-row>
        <table:table-row table:style-name="ro1">
          <table:table-cell office:value-type="date" office:date-value="2018-08-07" calcext:value-type="date">
            <text:p>07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 bank wrapping und k bank wrapping</text:p>
          </table:table-cell>
        </table:table-row>
        <table:table-row table:style-name="ro1">
          <table:table-cell office:value-type="date" office:date-value="2018-08-11" calcext:value-type="date">
            <text:p>11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65 Slides</text:p>
          </table:table-cell>
        </table:table-row>
        <table:table-row table:style-name="ro1">
          <table:table-cell office:value-type="date" office:date-value="2018-08-12" calcext:value-type="date">
            <text:p>12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pe Meeting: sprint 1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nführung Florian/Thiemo, Assembler Bug (ISSUE 34), LDX, LDY (Issue 20), STA (ISSUE 21)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er Bug, LDX, LDY (ISSUE 20)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Z (ISSUE 21), Refactoring and Merge (ISSUE 20/21)</text:p>
          </table:table-cell>
        </table:table-row>
        <table:table-row table:style-name="ro1">
          <table:table-cell office:value-type="date" office:date-value="2018-08-18" calcext:value-type="date">
            <text:p>18.08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/INC (ISSUE 15)</text:p>
          </table:table-cell>
        </table:table-row>
        <table:table-row table:style-name="ro1">
          <table:table-cell office:value-type="date" office:date-value="2018-08-19" calcext:value-type="date">
            <text:p>19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ch opcodes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Jump Bugfix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- Perdormance fix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, PER, PEI, RTS, RTL, SEC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y INC-Overflow bug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 und co</text:p>
          </table:table-cell>
        </table:table-row>
        <table:table-row table:style-name="ro1">
          <table:table-cell office:value-type="date" office:date-value="2018-10-06" calcext:value-type="date">
            <text:p>06.1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c-Tac-Toe verstehen</text:p>
          </table:table-cell>
        </table:table-row>
        <table:table-row table:style-name="ro1">
          <table:table-cell office:value-type="date" office:date-value="2018-11-03" calcext:value-type="date">
            <text:p>03.11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Farben PacMan im Modus 2, 4BPP Converter</text:p>
          </table:table-cell>
        </table:table-row>
        <table:table-row table:style-name="ro1">
          <table:table-cell office:value-type="date" office:date-value="2018-11-10" calcext:value-type="date">
            <text:p>10.11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Man Level neu anordnen</text:p>
          </table:table-cell>
        </table:table-row>
        <table:table-row table:style-name="ro1">
          <table:table-cell office:value-type="date" office:date-value="2018-12-09" calcext:value-type="date">
            <text:p>09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Man Pillen anordnen und Ausrichtung von PacMan ändert sich bei Bewegung. State wird aus dem Speicher gelesen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Man Bugfix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eichnisstruktur im Repository aufräumen</text:p>
          </table:table-cell>
        </table:table-row>
        <table:table-row table:style-name="ro1">
          <table:table-cell table:style-name="Default" office:value-type="string" calcext:value-type="string">
            <text:p>07.18 bis 01.18</text:p>
          </table:table-cell>
          <table:table-cell table:formula="of:=SUM([.B4:.B35])"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: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 impl, lda, XCE</text:p>
          </table:table-cell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, Stefan:</text:p>
          </table:table-cell>
          <table:table-cell table:number-columns-repeated="2"/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office:value-type="date" office:date-value="2018-11-25" calcext:value-type="date">
            <text:p>25.11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bei mir - OEM Schreiben und PacMan bewe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.00.0000</text:date>, <text:time style:data-style-name="N2" text:time-value="03:03:27.6355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00:03.323869000</meta:creation-date>
    <dc:date>2019-01-05T03:03:32.810687000</dc:date>
    <meta:editing-duration>PT13M5S</meta:editing-duration>
    <meta:editing-cycles>4</meta:editing-cycles>
    <meta:generator>LibreOffice/4.3.0.4$MacOSX_x86 LibreOffice_project/62ad5818884a2fc2e5780dd45466868d41009ec0</meta:generator>
    <meta:document-statistic meta:table-count="1" meta:cell-count="116" meta:object-count="0"/>
  </office:meta>
</office:document-meta>
</file>